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10" style:family="paragraph" style:parent-style-name="Text_20_body">
      <style:text-properties officeooo:paragraph-rsid="00beaddb"/>
    </style:style>
    <style:style style:name="P11" style:family="paragraph" style:parent-style-name="Text_20_body">
      <style:text-properties fo:font-style="normal" officeooo:rsid="00c41d25" officeooo:paragraph-rsid="00cb7a0a" style:font-style-asian="normal" style:font-style-complex="normal"/>
    </style:style>
    <style:style style:name="P12" style:family="paragraph" style:parent-style-name="Text_20_body">
      <style:text-properties fo:font-style="normal" officeooo:rsid="00beaddb" officeooo:paragraph-rsid="00beaddb" style:font-style-asian="normal" style:font-style-complex="normal"/>
    </style:style>
    <style:style style:name="P13" style:family="paragraph" style:parent-style-name="Text_20_body">
      <style:text-properties fo:font-style="normal" officeooo:rsid="00c8cd9e" officeooo:paragraph-rsid="00c8cd9e" style:font-style-asian="normal" style:font-style-complex="normal"/>
    </style:style>
    <style:style style:name="P14" style:family="paragraph" style:parent-style-name="Text_20_body">
      <style:text-properties fo:font-style="normal" officeooo:rsid="00c8cd9e" officeooo:paragraph-rsid="00d60c6d" style:font-style-asian="normal" style:font-style-complex="normal"/>
    </style:style>
    <style:style style:name="P15" style:family="paragraph" style:parent-style-name="Text_20_body">
      <style:text-properties fo:font-style="normal" officeooo:rsid="00d90baf" officeooo:paragraph-rsid="00d90baf" style:font-style-asian="normal" style:font-style-complex="normal"/>
    </style:style>
    <style:style style:name="P16" style:family="paragraph" style:parent-style-name="Text_20_body">
      <style:text-properties officeooo:paragraph-rsid="00c9db84"/>
    </style:style>
    <style:style style:name="P17" style:family="paragraph" style:parent-style-name="Text_20_body">
      <style:text-properties officeooo:paragraph-rsid="00ce1d76"/>
    </style:style>
    <style:style style:name="P18" style:family="paragraph" style:parent-style-name="Text_20_body">
      <style:text-properties officeooo:rsid="010eda4f" officeooo:paragraph-rsid="010eda4f"/>
    </style:style>
    <style:style style:name="P19" style:family="paragraph" style:parent-style-name="Text_20_body">
      <style:text-properties officeooo:paragraph-rsid="010eda4f"/>
    </style:style>
    <style:style style:name="P20" style:family="paragraph" style:parent-style-name="Text_20_body">
      <style:text-properties officeooo:paragraph-rsid="01107445"/>
    </style:style>
    <style:style style:name="P21" style:family="paragraph" style:parent-style-name="Text_20_body">
      <style:text-properties officeooo:rsid="011a35eb" officeooo:paragraph-rsid="011a35eb"/>
    </style:style>
    <style:style style:name="P22" style:family="paragraph" style:parent-style-name="Text_20_body">
      <style:text-properties officeooo:rsid="011a7e4f" officeooo:paragraph-rsid="011a7e4f"/>
    </style:style>
    <style:style style:name="P23" style:family="paragraph" style:parent-style-name="Text_20_body">
      <style:text-properties officeooo:rsid="011aa4c4" officeooo:paragraph-rsid="011aa4c4"/>
    </style:style>
    <style:style style:name="P24" style:family="paragraph" style:parent-style-name="Table_20_Contents">
      <style:text-properties style:font-name="DejaVu Sans Mono" officeooo:rsid="00c6f1bc" officeooo:paragraph-rsid="00cb7a0a"/>
    </style:style>
    <style:style style:name="P25" style:family="paragraph" style:parent-style-name="Table_20_Contents">
      <style:text-properties style:font-name="DejaVu Sans Mono" officeooo:rsid="00c6f1bc" officeooo:paragraph-rsid="00feda13"/>
    </style:style>
    <style:style style:name="P26" style:family="paragraph" style:parent-style-name="Table_20_Contents">
      <style:text-properties style:font-name="DejaVu Sans Mono" officeooo:rsid="00c41d25" officeooo:paragraph-rsid="00feda13"/>
    </style:style>
    <style:style style:name="P27" style:family="paragraph" style:parent-style-name="Table_20_Contents">
      <style:text-properties style:font-name="DejaVu Sans Mono" officeooo:rsid="00c57996" officeooo:paragraph-rsid="00feda13"/>
    </style:style>
    <style:style style:name="P28" style:family="paragraph" style:parent-style-name="Table_20_Contents">
      <style:text-properties style:font-name="Cambria2" officeooo:rsid="00c41d25" officeooo:paragraph-rsid="00cb7a0a"/>
    </style:style>
    <style:style style:name="P29"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30"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1" style:family="paragraph" style:parent-style-name="Table_20_Contents">
      <style:text-properties style:font-name="Cambria2" officeooo:rsid="00feda13" officeooo:paragraph-rsid="00feda13"/>
    </style:style>
    <style:style style:name="P32" style:family="paragraph" style:parent-style-name="Standard">
      <style:paragraph-properties>
        <style:tab-stops>
          <style:tab-stop style:position="1.302cm"/>
        </style:tab-stops>
      </style:paragraph-properties>
    </style:style>
    <style:style style:name="P33" style:family="paragraph" style:parent-style-name="Standard">
      <style:text-properties style:font-name="Cambria2" fo:font-size="15pt" fo:language="en" fo:country="US" style:font-size-asian="15pt" style:font-size-complex="15pt"/>
    </style:style>
    <style:style style:name="P34" style:family="paragraph" style:parent-style-name="Contents_20_1">
      <style:paragraph-properties>
        <style:tab-stops>
          <style:tab-stop style:position="18.565cm" style:type="right" style:leader-style="dotted" style:leader-text="."/>
        </style:tab-stops>
      </style:paragraph-properties>
    </style:style>
    <style:style style:name="P35" style:family="paragraph" style:parent-style-name="Contents_20_2">
      <style:paragraph-properties>
        <style:tab-stops>
          <style:tab-stop style:position="18.066cm" style:type="right" style:leader-style="dotted" style:leader-text="."/>
        </style:tab-stops>
      </style:paragraph-properties>
    </style:style>
    <style:style style:name="P36" style:family="paragraph" style:parent-style-name="Contents_20_3">
      <style:paragraph-properties>
        <style:tab-stops>
          <style:tab-stop style:position="17.567cm" style:type="right" style:leader-style="dotted" style:leader-text="."/>
        </style:tab-stops>
      </style:paragraph-properties>
    </style:style>
    <style:style style:name="P37" style:family="paragraph" style:parent-style-name="Heading_20_3">
      <style:text-properties officeooo:rsid="00ce1d76" officeooo:paragraph-rsid="00ce1d76"/>
    </style:style>
    <style:style style:name="P38" style:family="paragraph" style:parent-style-name="Heading_20_3">
      <style:text-properties officeooo:paragraph-rsid="00cb7a0a"/>
    </style:style>
    <style:style style:name="P39"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0" style:family="paragraph" style:parent-style-name="Heading_20_1">
      <style:paragraph-properties fo:text-align="center" style:justify-single-word="false"/>
      <style:text-properties style:font-name="Cambria2" fo:font-size="20pt" fo:language="en" fo:country="US" officeooo:rsid="00ab2011" officeooo:paragraph-rsid="011fec6d" style:font-size-asian="20pt" style:font-name-complex="Cambria3" style:font-size-complex="20pt"/>
    </style:style>
    <style:style style:name="P41"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42" style:family="paragraph" style:parent-style-name="Heading_20_1">
      <style:paragraph-properties fo:break-before="page" fo:padding="0.074cm" fo:border-left="none" fo:border-right="none" fo:border-top="none" fo:border-bottom="0.06pt solid #000000" style:join-border="false"/>
    </style:style>
    <style:style style:name="P43"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4"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5"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7"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8" style:family="paragraph" style:parent-style-name="Heading_20_2">
      <style:text-properties officeooo:rsid="00f1ced3" officeooo:paragraph-rsid="00f1ced3"/>
    </style:style>
    <style:style style:name="P49" style:family="paragraph" style:parent-style-name="Heading_20_2">
      <style:text-properties officeooo:rsid="00f33ad1" officeooo:paragraph-rsid="00f33ad1"/>
    </style:style>
    <style:style style:name="P50" style:family="paragraph" style:parent-style-name="Heading_20_2">
      <style:text-properties officeooo:rsid="010eda4f" officeooo:paragraph-rsid="010eda4f"/>
    </style:style>
    <style:style style:name="P51" style:family="paragraph" style:parent-style-name="Heading_20_2">
      <style:text-properties officeooo:rsid="00f5e026" officeooo:paragraph-rsid="00f5e026"/>
    </style:style>
    <style:style style:name="P52" style:family="paragraph" style:parent-style-name="Heading_20_2">
      <style:text-properties officeooo:rsid="00f70533" officeooo:paragraph-rsid="00f70533"/>
    </style:style>
    <style:style style:name="P53" style:family="paragraph" style:parent-style-name="Heading_20_2">
      <style:text-properties officeooo:rsid="00cb7a0a" officeooo:paragraph-rsid="00cb7a0a"/>
    </style:style>
    <style:style style:name="P54" style:family="paragraph" style:parent-style-name="Heading_20_2">
      <style:text-properties officeooo:rsid="00beaddb" officeooo:paragraph-rsid="00beaddb"/>
    </style:style>
    <style:style style:name="P55" style:family="paragraph" style:parent-style-name="Heading_20_2">
      <style:text-properties officeooo:rsid="00c9db84" officeooo:paragraph-rsid="00c9db84"/>
    </style:style>
    <style:style style:name="P56" style:family="paragraph" style:parent-style-name="Text_20_body" style:list-style-name="L1"/>
    <style:style style:name="P57" style:family="paragraph" style:parent-style-name="Text_20_body" style:list-style-name="L1">
      <style:text-properties style:font-name="Cambria2" fo:font-size="15pt" style:font-size-asian="15pt" style:font-size-complex="15pt"/>
    </style:style>
    <style:style style:name="P58" style:family="paragraph" style:parent-style-name="Text_20_body" style:list-style-name="L1">
      <style:text-properties style:font-name="Cambria2" fo:font-size="15pt" officeooo:paragraph-rsid="00ecb78d" style:font-size-asian="15pt" style:font-size-complex="15pt"/>
    </style:style>
    <style:style style:name="P59" style:family="paragraph" style:parent-style-name="Text_20_body" style:list-style-name="L1">
      <style:text-properties style:font-name="Cambria2" fo:font-size="15pt" officeooo:rsid="010b33e4" officeooo:paragraph-rsid="010b33e4" style:font-size-asian="15pt" style:font-size-complex="15pt"/>
    </style:style>
    <style:style style:name="P60"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61"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text-properties officeooo:rsid="010eda4f" officeooo:paragraph-rsid="010eda4f"/>
    </style:style>
    <style:style style:name="P65" style:family="paragraph" style:parent-style-name="Text_20_body" style:list-style-name="L5">
      <style:text-properties officeooo:rsid="010eda4f" officeooo:paragraph-rsid="010eda4f"/>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font-style="normal" officeooo:rsid="00c8cd9e" officeooo:paragraph-rsid="00cee007" style:font-style-asian="normal" style:font-style-complex="normal"/>
    </style:style>
    <style:style style:name="P70" style:family="paragraph" style:parent-style-name="Text_20_body" style:list-style-name="L10">
      <style:text-properties fo:font-style="normal" officeooo:rsid="00c41d25" officeooo:paragraph-rsid="00cb7a0a" style:font-style-asian="normal" style:font-style-complex="normal"/>
    </style:style>
    <style:style style:name="P71" style:family="paragraph" style:parent-style-name="Text_20_body" style:list-style-name="L12">
      <style:text-properties fo:font-style="normal" officeooo:rsid="00d90baf" officeooo:paragraph-rsid="00d90baf" style:font-style-asian="normal" style:font-style-complex="normal"/>
    </style:style>
    <style:style style:name="P72" style:family="paragraph" style:parent-style-name="Text_20_body" style:list-style-name="L10">
      <style:text-properties officeooo:rsid="00c1c8ba" officeooo:paragraph-rsid="00cb7a0a"/>
    </style:style>
    <style:style style:name="P73" style:family="paragraph" style:parent-style-name="Text_20_body" style:list-style-name="L10">
      <style:text-properties officeooo:rsid="00c41d25" officeooo:paragraph-rsid="00cb7a0a"/>
    </style:style>
    <style:style style:name="P74" style:family="paragraph" style:parent-style-name="Text_20_body" style:list-style-name="L11">
      <style:text-properties officeooo:rsid="00cb7a0a" officeooo:paragraph-rsid="00e0a62d"/>
    </style:style>
    <style:style style:name="P75" style:family="paragraph" style:parent-style-name="Text_20_body" style:list-style-name="L12">
      <style:text-properties officeooo:rsid="00cb7a0a" officeooo:paragraph-rsid="00cb7a0a"/>
    </style:style>
    <style:style style:name="P76" style:family="paragraph" style:parent-style-name="Text_20_body" style:list-style-name="L12">
      <style:text-properties officeooo:paragraph-rsid="00d90baf"/>
    </style:style>
    <style:style style:name="P77" style:family="paragraph" style:parent-style-name="Text_20_body" style:list-style-name="L12">
      <style:text-properties officeooo:rsid="00d90baf" officeooo:paragraph-rsid="00d90baf"/>
    </style:style>
    <style:style style:name="P78" style:family="paragraph" style:parent-style-name="Text_20_body" style:list-style-name="L13">
      <style:text-properties officeooo:paragraph-rsid="011a35eb"/>
    </style:style>
    <style:style style:name="P79" style:family="paragraph" style:parent-style-name="Text_20_body" style:list-style-name="L13">
      <style:text-properties officeooo:rsid="011a35eb" officeooo:paragraph-rsid="011a35eb"/>
    </style:style>
    <style:style style:name="P80" style:family="paragraph" style:parent-style-name="Text_20_body" style:list-style-name="L15">
      <style:text-properties officeooo:rsid="011a35eb" officeooo:paragraph-rsid="011a35eb"/>
    </style:style>
    <style:style style:name="P81" style:family="paragraph" style:parent-style-name="Text_20_body" style:list-style-name="L13">
      <style:text-properties officeooo:rsid="011a7e4f" officeooo:paragraph-rsid="011a7e4f"/>
    </style:style>
    <style:style style:name="P82" style:family="paragraph" style:parent-style-name="Text_20_body" style:list-style-name="L15">
      <style:text-properties officeooo:rsid="011a7e4f" officeooo:paragraph-rsid="011a7e4f"/>
    </style:style>
    <style:style style:name="P83" style:family="paragraph" style:parent-style-name="Text_20_body" style:list-style-name="L14">
      <style:text-properties officeooo:rsid="0106996d" officeooo:paragraph-rsid="0106996d"/>
    </style:style>
    <style:style style:name="P84" style:family="paragraph" style:parent-style-name="Text_20_body" style:list-style-name="L14">
      <style:text-properties officeooo:rsid="01099f62" officeooo:paragraph-rsid="01099f62"/>
    </style:style>
    <style:style style:name="P85" style:family="paragraph" style:parent-style-name="Text_20_body" style:list-style-name="L14">
      <style:text-properties officeooo:rsid="010b28d7" officeooo:paragraph-rsid="010b28d7"/>
    </style:style>
    <style:style style:name="P86" style:family="paragraph" style:parent-style-name="Text_20_body" style:list-style-name="L14">
      <style:text-properties officeooo:rsid="010b33e4" officeooo:paragraph-rsid="010b33e4"/>
    </style:style>
    <style:style style:name="P87" style:family="paragraph" style:parent-style-name="Text_20_body" style:list-style-name="L14">
      <style:text-properties officeooo:rsid="010be341" officeooo:paragraph-rsid="010be341"/>
    </style:style>
    <style:style style:name="P88" style:family="paragraph" style:parent-style-name="Text_20_body" style:list-style-name="L14">
      <style:text-properties officeooo:rsid="01165dc4" officeooo:paragraph-rsid="01165dc4"/>
    </style:style>
    <style:style style:name="P89"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style:font-name="Source Code Pro" officeooo:rsid="00bed8c7"/>
    </style:style>
    <style:style style:name="T38" style:family="text">
      <style:text-properties style:font-name="DejaVu Sans Mono" officeooo:rsid="00d32a93"/>
    </style:style>
    <style:style style:name="T39" style:family="text">
      <style:text-properties style:font-name="DejaVu Sans Mono" officeooo:rsid="00d9e056"/>
    </style:style>
    <style:style style:name="T40" style:family="text">
      <style:text-properties officeooo:rsid="00c6f1bc"/>
    </style:style>
    <style:style style:name="T41" style:family="text">
      <style:text-properties officeooo:rsid="00c8cd9e"/>
    </style:style>
    <style:style style:name="T42" style:family="text">
      <style:text-properties officeooo:rsid="00c9db84"/>
    </style:style>
    <style:style style:name="T43" style:family="text">
      <style:text-properties officeooo:rsid="00cb7a0a"/>
    </style:style>
    <style:style style:name="T44" style:family="text">
      <style:text-properties officeooo:rsid="00d32a93"/>
    </style:style>
    <style:style style:name="T45" style:family="text">
      <style:text-properties officeooo:rsid="00d60c6d"/>
    </style:style>
    <style:style style:name="T46" style:family="text">
      <style:text-properties officeooo:rsid="00db4792"/>
    </style:style>
    <style:style style:name="T47" style:family="text">
      <style:text-properties officeooo:rsid="00dd2904"/>
    </style:style>
    <style:style style:name="T48" style:family="text">
      <style:text-properties officeooo:rsid="00df3f05"/>
    </style:style>
    <style:style style:name="T49" style:family="text">
      <style:text-properties officeooo:rsid="00e0a62d"/>
    </style:style>
    <style:style style:name="T50" style:family="text">
      <style:text-properties officeooo:rsid="00e18339"/>
    </style:style>
    <style:style style:name="T51" style:family="text">
      <style:text-properties officeooo:rsid="00e2b81f"/>
    </style:style>
    <style:style style:name="T52" style:family="text">
      <style:text-properties officeooo:rsid="00e3763f"/>
    </style:style>
    <style:style style:name="T53" style:family="text">
      <style:text-properties officeooo:rsid="00e8fe74"/>
    </style:style>
    <style:style style:name="T54" style:family="text">
      <style:text-properties officeooo:rsid="00eaaab9"/>
    </style:style>
    <style:style style:name="T55" style:family="text">
      <style:text-properties officeooo:rsid="00f2fcd4"/>
    </style:style>
    <style:style style:name="T56" style:family="text">
      <style:text-properties officeooo:rsid="00f33ad1"/>
    </style:style>
    <style:style style:name="T57" style:family="text">
      <style:text-properties officeooo:rsid="00f3c988"/>
    </style:style>
    <style:style style:name="T58" style:family="text">
      <style:text-properties officeooo:rsid="00f59109"/>
    </style:style>
    <style:style style:name="T59" style:family="text">
      <style:text-properties officeooo:rsid="00f68f3f"/>
    </style:style>
    <style:style style:name="T60" style:family="text">
      <style:text-properties officeooo:rsid="00f845be"/>
    </style:style>
    <style:style style:name="T61" style:family="text">
      <style:text-properties officeooo:rsid="00f94db7"/>
    </style:style>
    <style:style style:name="T62" style:family="text">
      <style:text-properties officeooo:rsid="00fa206d"/>
    </style:style>
    <style:style style:name="T63" style:family="text">
      <style:text-properties officeooo:rsid="010232d8"/>
    </style:style>
    <style:style style:name="T64" style:family="text">
      <style:text-properties officeooo:rsid="0104345d"/>
    </style:style>
    <style:style style:name="T65" style:family="text">
      <style:text-properties officeooo:rsid="0106996d"/>
    </style:style>
    <style:style style:name="T66" style:family="text">
      <style:text-properties officeooo:rsid="010eda4f"/>
    </style:style>
    <style:style style:name="T67" style:family="text">
      <style:text-properties style:text-position="super 58%" officeooo:rsid="010eda4f"/>
    </style:style>
    <style:style style:name="T68" style:family="text">
      <style:text-properties style:font-name="DejaVu Sans Mono1" fo:font-size="13pt" style:font-size-asian="13pt" style:font-size-complex="13pt"/>
    </style:style>
    <style:style style:name="T69" style:family="text">
      <style:text-properties style:font-name="DejaVu Sans mono" fo:font-size="13pt" style:font-size-asian="13pt" style:font-size-complex="13pt"/>
    </style:style>
    <style:style style:name="T70" style:family="text">
      <style:text-properties fo:font-weight="normal" officeooo:rsid="00c326b5" style:font-weight-asian="normal" style:font-weight-complex="normal"/>
    </style:style>
    <style:style style:name="T71" style:family="text">
      <style:text-properties fo:font-weight="normal" officeooo:rsid="00c5739a" style:font-weight-asian="normal" style:font-weight-complex="normal"/>
    </style:style>
    <style:style style:name="T72" style:family="text">
      <style:text-properties fo:font-weight="normal" officeooo:rsid="011a35eb" style:font-weight-asian="normal" style:font-weight-complex="normal"/>
    </style:style>
    <style:style style:name="T73" style:family="text">
      <style:text-properties officeooo:rsid="01183ba0"/>
    </style:style>
    <style:style style:name="T74" style:family="text">
      <style:text-properties officeooo:rsid="011a35eb"/>
    </style:style>
    <style:style style:name="T75" style:family="text">
      <style:text-properties officeooo:rsid="011fab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start text:name="__RefHeading___Toc1878_572477371"/>CUỘC THI KHOA HỌC KĨ THUẬT CẤP T<text:span text:style-name="T75">HÀNH PHỐ</text:span> DÀNH CHO HỌC SINH PHỔ THÔNG<text:bookmark-end text:name="__RefHeading___Toc1878_572477371"/></text:h>
      <text:h text:style-name="P40" text:outline-level="1">NĂM 2015-2016</text:h>
      <text:p text:style-name="P61"/>
      <text:p text:style-name="P7">TRƯỜNG THPT CHUYÊN LÊ QUÝ ĐÔN</text:p>
      <text:p text:style-name="P7"/>
      <text:h text:style-name="P39"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42"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34"><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34"><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35"><text:a xlink:type="simple" xlink:href="#__RefHeading___Toc1744_572477371" text:style-name="Index_20_Link" text:visited-style-name="Index_20_Link"><text:span text:style-name="T3">Quy tắc điều hướng robot:<text:tab/>6</text:span></text:a></text:p>
          <text:p text:style-name="P35"><text:a xlink:type="simple" xlink:href="#__RefHeading___Toc1746_572477371" text:style-name="Index_20_Link" text:visited-style-name="Index_20_Link"><text:span text:style-name="T3">Quy tắc dò đường (dò line):<text:tab/>6</text:span></text:a></text:p>
          <text:p text:style-name="P35"><text:a xlink:type="simple" xlink:href="#__RefHeading___Toc1748_572477371" text:style-name="Index_20_Link" text:visited-style-name="Index_20_Link"><text:span text:style-name="T3">Liên lạc giữa mạch chính và mạch điều khiển động cơ<text:tab/>6</text:span></text:a></text:p>
          <text:p text:style-name="P35"><text:a xlink:type="simple" xlink:href="#__RefHeading___Toc1750_572477371" text:style-name="Index_20_Link" text:visited-style-name="Index_20_Link"><text:span text:style-name="T3">Quy tắc nhận biết điểm dừng<text:tab/>7</text:span></text:a></text:p>
          <text:p text:style-name="P35"><text:a xlink:type="simple" xlink:href="#__RefHeading___Toc1752_572477371" text:style-name="Index_20_Link" text:visited-style-name="Index_20_Link"><text:span text:style-name="T3">Quy tắc nhận biết vật cản<text:tab/>8</text:span></text:a></text:p>
          <text:p text:style-name="P34"><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35"><text:a xlink:type="simple" xlink:href="#__RefHeading___Toc1756_572477371" text:style-name="Index_20_Link" text:visited-style-name="Index_20_Link"><text:span text:style-name="T3">Các trạng thái của robot:<text:tab/>9</text:span></text:a></text:p>
          <text:p text:style-name="P36"><text:a xlink:type="simple" xlink:href="#__RefHeading___Toc1758_572477371" text:style-name="Index_20_Link" text:visited-style-name="Index_20_Link"><text:span text:style-name="T3">Trạng thái di chuyển<text:tab/>9</text:span></text:a></text:p>
          <text:p text:style-name="P36"><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8">interfaceInputName()</text:span></text:a><text:a xlink:type="simple" xlink:href="#__RefHeading___Toc1760_572477371" text:style-name="Index_20_Link" text:visited-style-name="Index_20_Link"><text:span text:style-name="T3">)<text:tab/>9</text:span></text:a></text:p>
          <text:p text:style-name="P35"><text:a xlink:type="simple" xlink:href="#__RefHeading___Toc1762_572477371" text:style-name="Index_20_Link" text:visited-style-name="Index_20_Link"><text:span text:style-name="T3">Cài đặt lần đầu<text:tab/>10</text:span></text:a></text:p>
          <text:p text:style-name="P35"><text:a xlink:type="simple" xlink:href="#__RefHeading___Toc1764_572477371" text:style-name="Index_20_Link" text:visited-style-name="Index_20_Link"><text:span text:style-name="T3">Màn hình chính<text:tab/>10</text:span></text:a></text:p>
          <text:p text:style-name="P34"><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34"><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35"><text:a xlink:type="simple" xlink:href="#__RefHeading___Toc1884_572477371" text:style-name="Index_20_Link" text:visited-style-name="Index_20_Link"><text:span text:style-name="T3">Hình ảnh<text:tab/>13</text:span></text:a></text:p>
          <text:p text:style-name="P35"><text:a xlink:type="simple" xlink:href="#__RefHeading___Toc1059_1825114599" text:style-name="Index_20_Link" text:visited-style-name="Index_20_Link"><text:span text:style-name="T3">Tài liệu sử dụng<text:tab/>13</text:span></text:a></text:p>
          <text:p text:style-name="P34"><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9"/>
      <text:h text:style-name="P44" text:outline-level="1"><text:bookmark-start text:name="__RefHeading___Toc1738_572477371"/><text:span text:style-name="T6">L</text:span><text:span text:style-name="T5">ời nói đầu</text:span><text:bookmark-end text:name="__RefHeading___Toc1738_572477371"/></text:h>
      <text:p text:style-name="P32"><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3"><text:tab/>Nhìn vào thực tế này, <text:span text:style-name="T5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3"><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5"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8690713029439292920" text:style-name="L1">
        <text:list-item>
          <text:p text:style-name="P57">Tên dự án: <text:tab/>Mô hình robot phân phối hàng hóa trong kho bãi.</text:p>
        </text:list-item>
        <text:list-item>
          <text:p text:style-name="P57">Kích cỡ robot: 36cm x 27cm x 12cm.</text:p>
        </text:list-item>
        <text:list-item>
          <text:p text:style-name="P57">Khối lượng: ~2.5 (kg).</text:p>
        </text:list-item>
        <text:list-item>
          <text:p text:style-name="P57">Trọng tải tối đa: <text:tab/><text:span text:style-name="T53">1</text:span> (kg).</text:p>
        </text:list-item>
        <text:list-item>
          <text:p text:style-name="P57">Trong dự án, có <text:span text:style-name="T53">sử dụng </text:span>các thư viện:</text:p>
          <text:list>
            <text:list-item>
              <text:p text:style-name="P56"><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56"><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7"><text:a xlink:type="simple" xlink:href="https://code.google.com/p/digitalwritefast/" text:style-name="Internet_20_link" text:visited-style-name="Visited_20_Internet_20_Link">DigitalWriteFast</text:a></text:p>
            </text:list-item>
            <text:list-item>
              <text:p text:style-name="P59"><text:a xlink:type="simple" xlink:href="https://github.com/miguelbalboa/rfid" text:style-name="Internet_20_link" text:visited-style-name="Visited_20_Internet_20_Link">rfid</text:a> (Public domain)</text:p>
            </text:list-item>
          </text:list>
        </text:list-item>
        <text:list-item>
          <text:p text:style-name="P57">Các module sử dụng trong mô hình:</text:p>
          <text:list>
            <text:list-item>
              <text:p text:style-name="P57">Màn hình LCD 16x2 + LCD I2C backpack.</text:p>
            </text:list-item>
            <text:list-item>
              <text:p text:style-name="P57">Mạch cầu H L298N (để điều khiển động cơ).</text:p>
            </text:list-item>
            <text:list-item>
              <text:p text:style-name="P57"><text:span text:style-name="T54">Mạch điều khiển chính Arduino Nano </text:span>(điều khiển chính).</text:p>
            </text:list-item>
            <text:list-item>
              <text:p text:style-name="P57"><text:span text:style-name="T54">Mạch điều khiển Tuhoc</text:span> (điều khiển riêng động cơ).</text:p>
            </text:list-item>
            <text:list-item>
              <text:p text:style-name="P57">Cảm biến siêu âm HY-SRF05.</text:p>
            </text:list-item>
            <text:list-item>
              <text:p text:style-name="P57">Module dò line hồng ngoại.</text:p>
            </text:list-item>
            <text:list-item>
              <text:p text:style-name="P57">Module remote hồng ngoại.</text:p>
            </text:list-item>
            <text:list-item>
              <text:p text:style-name="P57">Module RFID MFRC522.</text:p>
            </text:list-item>
          </text:list>
        </text:list-item>
        <text:list-item>
          <text:p text:style-name="P57">Tính năng cơ bản của sản phẩm:</text:p>
          <text:list>
            <text:list-item>
              <text:p text:style-name="P57">Vận chuyển hàng hóa, linh kiện tự động mà không cần sự trợ giúp của con người (trừ việc lựa chọn đích đến cho robot).</text:p>
            </text:list-item>
            <text:list-item>
              <text:p text:style-name="P57">Tự động dừng khi phát hiện vật cản.</text:p>
            </text:list-item>
            <text:list-item>
              <text:p text:style-name="P58">Định nghĩa điểm dừng (trạm dừng, kho, phân xưởng) qua thẻ RFID.</text:p>
            </text:list-item>
          </text:list>
        </text:list-item>
        <text:list-item>
          <text:p text:style-name="P58">Phạm vi ứng dụng của sản phẩm: </text:p>
          <text:list>
            <text:list-item>
              <text:p text:style-name="P57">Trong thời gian thực hiện sản phẩm, <text:span text:style-name="T73">chúng tôi </text:span>hướng đến việc có thể ứng <text:soft-page-break/>dụng sản phẩm trong các khu phân xưởng, nhà máy nhỏ (Sẽ phát triển cho các nhà máy lớn hơn trong tương lai).</text:p>
            </text:list-item>
            <text:list-item>
              <text:p text:style-name="P57">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6" text:outline-level="1"><text:bookmark-start text:name="__RefHeading___Toc1742_572477371"/>Nguyên lý hoạt động<text:bookmark-end text:name="__RefHeading___Toc1742_572477371"/></text:h>
      <text:h text:style-name="P48" text:outline-level="2"><text:bookmark-start text:name="__RefHeading___Toc1744_572477371"/>Quy tắc điều hướng robot:<text:bookmark-end text:name="__RefHeading___Toc1744_572477371"/></text:h>
      <text:list xml:id="list1988898322150124904" text:style-name="L2">
        <text:list-item>
          <text:p text:style-name="P62">Hệ thống robot gồm 2 bánh xe 100mm có gắn động cơ ở phía sau và 2 bánh xe omni (bánh xe đa hướng) ở phía trước.</text:p>
        </text:list-item>
        <text:list-item>
          <text:p text:style-name="P62">Khi cần rẽ, hai motor sẽ chạy ngược hướng nhau để robot có thể rẽ mà không cần bánh trước phải quay.</text:p>
        </text:list-item>
        <text:list-item>
          <text:p text:style-name="P62"><text:span text:style-name="T55">C</text:span>ụ thể hơn, <text:span text:style-name="T55">ta xét hai trường hợp khi</text:span> robot vào ngã rẽ và nhận được tín hiệu rẽ từ mạch điều khiển:</text:p>
          <text:list>
            <text:list-item>
              <text:p text:style-name="P62">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2">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2">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6">đồng thời việc sử dụng bánh xe đa hướng đồng nghĩa với việc ta không cần phải điều khiển hai bánh trước.</text:span></text:p>
        </text:list-item>
      </text:list>
      <text:h text:style-name="P49" text:outline-level="2"><text:bookmark-start text:name="__RefHeading___Toc1746_572477371"/>Quy tắc dò đường <text:span text:style-name="T57">(dò line)</text:span>:<text:bookmark-end text:name="__RefHeading___Toc1746_572477371"/></text:h>
      <text:list xml:id="list4592549488381526388" text:style-name="L3">
        <text:list-item>
          <text:p text:style-name="P63">Hệ thống dò line bao gồm 5 cảm biến hồng ngoại (1 cảm biến giữa, 2 cảm biến trái, hai cảm biến phải).</text:p>
        </text:list-item>
        <text:list-item>
          <text:p text:style-name="P63">Mỗi cặp cảm biến gồm một đèn <text:span text:style-name="T58">LED </text:span>phát ánh sáng hồng ngoại và một cảm biến cường độ ánh sáng hồng ngoại.</text:p>
        </text:list-item>
        <text:list-item>
          <text:p text:style-name="P63">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3">Tín hiệu thu được sẽ được gửi về mạch chính, xử lý, sau đó truyền lệnh cho hệ thống động cơ.</text:p>
        </text:list-item>
      </text:list>
      <text:h text:style-name="P50" text:outline-level="2"><text:bookmark-start text:name="__RefHeading___Toc1748_572477371"/>Liên lạc giữa mạch chính và mạch điều khiển động cơ<text:bookmark-end text:name="__RefHeading___Toc1748_572477371"/></text:h>
      <text:p text:style-name="P20"><text:tab/><text:span text:style-name="T66">Chúng tôi sử dụng phương thức giao tiếp I</text:span><text:span text:style-name="T67">2</text:span><text:span text:style-name="T66">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7">2</text:span><text:span text:style-name="T66">C còn hỗ trợ nhiều thiết bị trên cùng 2 dây, tức là mạch chính vừa có thể giao tiếp với LCD </text:span><text:soft-page-break/><text:span text:style-name="T66">và mạch điều khiển động cơ.</text:span></text:p>
      <text:p text:style-name="P19"><text:tab/><text:span text:style-name="T66">Các câu lệnh mà mạch chính có thể ra lệnh là:</text:span></text:p>
      <text:list xml:id="list2627001144422082259" text:style-name="L4">
        <text:list-item>
          <text:p text:style-name="P64"><text:span text:style-name="T68">I2C_INIT</text:span>: Thiết lập các thông số để mạch điều khiển động cơ sẵn sàng hoạt động</text:p>
        </text:list-item>
        <text:list-item>
          <text:p text:style-name="P64"><text:span text:style-name="T69">I2C_SET_SPEED</text:span>: Thiết lập tốc độ chạy của hai động cơ, có thông số là tốc độ chạy (trong khoảng từ 0-255)</text:p>
        </text:list-item>
        <text:list-item>
          <text:p text:style-name="P64"><text:span text:style-name="T68">I2C_SET_DIRECTION</text:span>: Thiết lập hướng chạy của robot, thông số là một trong bốn hướng sau đây:</text:p>
          <text:list>
            <text:list-item>
              <text:p text:style-name="P64"><text:span text:style-name="T68">M_FORWARD</text:span>: đi tới</text:p>
            </text:list-item>
            <text:list-item>
              <text:p text:style-name="P64"><text:span text:style-name="T68">M_BACKWARD</text:span>: đi lui</text:p>
            </text:list-item>
            <text:list-item>
              <text:p text:style-name="P64"><text:span text:style-name="T68">M_RIGHT</text:span>: đi qua phải</text:p>
            </text:list-item>
            <text:list-item>
              <text:p text:style-name="P64"><text:span text:style-name="T68">M_LEFT</text:span>: đi qua trái</text:p>
            </text:list-item>
          </text:list>
        </text:list-item>
      </text:list>
      <text:p text:style-name="P18"><text:tab/>Quy trình gửi tín hiệu như sau:</text:p>
      <text:list xml:id="list2216473406533654598" text:style-name="L5">
        <text:list-item>
          <text:p text:style-name="P65">Mạch chính dùng hàm <text:span text:style-name="T68">motorI2CSendCommand()</text:span> để gửi tín hiệu cho mạch motor</text:p>
        </text:list-item>
        <text:list-item>
          <text:p text:style-name="P65">Mạch motor nhận tín hiệu, sau đó phản hồi về hai giá trị:</text:p>
          <text:list>
            <text:list-item>
              <text:p text:style-name="P65">Câu lênh nhận được</text:p>
            </text:list-item>
            <text:list-item>
              <text:p text:style-name="P65">Kết quả của câu lệnh (thành công hay không)</text:p>
            </text:list-item>
          </text:list>
        </text:list-item>
        <text:list-item>
          <text:p text:style-name="P65">Hàm <text:span text:style-name="T68">motorI2CSendCommand()</text:span> trả về kết quả có thực hiện được câu lệnh hay không.</text:p>
        </text:list-item>
      </text:list>
      <text:h text:style-name="P51" text:outline-level="2"><text:bookmark-start text:name="__RefHeading___Toc1750_572477371"/>Quy tắc nhận biết điểm dừng<text:bookmark-end text:name="__RefHeading___Toc1750_572477371"/></text:h>
      <text:list xml:id="list1883294694621142170" text:style-name="L6">
        <text:list-item>
          <text:p text:style-name="P66">Để định nghĩa trạm dừng cho robot, chúng <text:span text:style-name="T59">tôi </text:span>sử dụng <text:span text:style-name="T59">các thẻ </text:span>RFID <text:span text:style-name="T5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6">Mỗi địa điểm được nhận dạng bằng một thẻ RFID. </text:p>
        </text:list-item>
        <text:list-item>
          <text:p text:style-name="P66">Mỗi thẻ RFID có một số serial khác nhau và cố định với thẻ đó.</text:p>
        </text:list-item>
        <text:list-item>
          <text:p text:style-name="P66">Ta dùng mạch RFID MFRC522 để nhận biết các thẻ và đọc số serial từ các thẻ đó.</text:p>
        </text:list-item>
        <text:list-item>
          <text:p text:style-name="P66">Vì serial của các thẻ là cố định và duy nhất, nên ta có thể phân biệt rõ ràng giữa các trạm dừng với nhau.</text:p>
        </text:list-item>
      </text:list>
      <text:h text:style-name="P52" text:outline-level="2"><text:bookmark-start text:name="__RefHeading___Toc1752_572477371"/><text:soft-page-break/>Quy tắc nhận biết vật cản<text:bookmark-end text:name="__RefHeading___Toc1752_572477371"/></text:h>
      <text:list xml:id="list8923256323825436630" text:style-name="L7">
        <text:list-item>
          <text:p text:style-name="P67"><text:span text:style-name="T60">Có nhiều cách để nhận biết vật cản</text:span>, tuy nhiên, để đơn giản và tiết kiệm kinh phí, <text:span text:style-name="T60">chúng tôi</text:span> sử dụng module cảm biến siêu âm <text:span text:style-name="T12">HY-SRF05.</text:span></text:p>
        </text:list-item>
      </text:list>
      <text:list xml:id="list3342462869689417066" text:style-name="L8">
        <text:list-item>
          <text:p text:style-name="P68">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8">Từ thời gian đo được, ta có thể suy ra được khoảng cách <text:span text:style-name="T61">giữa </text:span>robot <text:span text:style-name="T61">và</text:span> vật cản gần nhất và cho dừng robot khi khoảng cách quá ngắn. Sau khi thử nghiệm, đo đạc, ước tính các vật cản có thể, <text:span text:style-name="T62">chúng tôi </text:span>quyết định khoảng cách an toàn cho robot là 20cm.</text:p>
        </text:list-item>
      </text:list>
      <text:h text:style-name="P42" text:outline-level="1"><text:bookmark-start text:name="__RefHeading___Toc1754_572477371"/>Hướng dẫn cài đặt và sử dụng<text:bookmark-end text:name="__RefHeading___Toc1754_572477371"/></text:h>
      <text:h text:style-name="P53" text:outline-level="2"><text:bookmark-start text:name="__RefHeading___Toc1756_572477371"/>Các trạng thái của robot:<text:bookmark-end text:name="__RefHeading___Toc1756_572477371"/></text:h>
      <text:h text:style-name="P37" text:outline-level="3"><text:bookmark-start text:name="__RefHeading___Toc1758_572477371"/>Trạng thái di chuyển<text:bookmark-end text:name="__RefHeading___Toc1758_572477371"/></text:h>
      <text:p text:style-name="P17"><text:tab/><text:span text:style-name="T48">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69">Nhấn VOL+/NEXT/CH+ để tăng tốc độ (tối đa là 255)</text:p>
        </text:list-item>
        <text:list-item>
          <text:p text:style-name="P69">Nhấn VOL-/PREV/CH- để giảm tốc độ (tối thiểu là 50)</text:p>
        </text:list-item>
      </text:list>
      <text:p text:style-name="P14"><text:span text:style-name="T45"><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38" text:outline-level="3"><text:bookmark-start text:name="__RefHeading___Toc1760_572477371"/><text:span text:style-name="T44">Trạng thái nhập tên (hàm </text:span><text:span text:style-name="T38">interfaceInputName()</text:span><text:span text:style-name="T39">)</text:span><text:bookmark-end text:name="__RefHeading___Toc1760_572477371"/></text:h>
      <text:p text:style-name="Text_20_body"><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72"><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72"><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73"><text:span text:style-name="T25">N</text:span><text:span text:style-name="T20">út CH/PLAY+PAUSE: Lưu tên và thoát khỏi trạng thái.</text:span></text:p>
        </text:list-item>
        <text:list-item>
          <text:p text:style-name="P70">Số 0: Bật/tắt chế độ gõ hoa.</text:p>
        </text:list-item>
        <text:list-item>
          <text:p text:style-name="P70">Số 1 tới 9: Các phím để gõ các kí tự. Cách gõ giống như bàn phím 4x3 trên điện thoại <text:span text:style-name="T46">di động</text:span>, chỉ khác là các kí tự mà các phím đại diện cho:</text:p>
        </text:list-item>
      </text:list>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Số</text:p>
          </table:table-cell>
          <table:table-cell table:style-name="Table1.A1" office:value-type="string">
            <text:p text:style-name="P30">Kí tự</text:p>
          </table:table-cell>
          <table:table-cell table:style-name="Table1.A1" office:value-type="string">
            <text:p text:style-name="P29">Số</text:p>
          </table:table-cell>
          <table:table-cell table:style-name="Table1.D1" office:value-type="string">
            <text:p text:style-name="P29">Kí tự</text:p>
          </table:table-cell>
        </table:table-row>
        <table:table-row>
          <table:table-cell table:style-name="Table1.A2" office:value-type="string">
            <text:p text:style-name="P31">1</text:p>
          </table:table-cell>
          <table:table-cell table:style-name="Table1.A2" office:value-type="string">
            <text:p text:style-name="P26">!”#$%&amp;'()*+,-./01</text:p>
          </table:table-cell>
          <table:table-cell table:style-name="Table1.A2" office:value-type="string">
            <text:p text:style-name="P28">6</text:p>
          </table:table-cell>
          <table:table-cell table:style-name="Table1.D2" office:value-type="string">
            <text:p text:style-name="P24">MNO6</text:p>
          </table:table-cell>
        </table:table-row>
        <table:table-row table:style-name="Table1.3">
          <table:table-cell table:style-name="Table1.A2" office:value-type="string">
            <text:p text:style-name="P31">2</text:p>
          </table:table-cell>
          <table:table-cell table:style-name="Table1.A2" office:value-type="string">
            <text:p text:style-name="P27">ABC<text:span text:style-name="T40">2</text:span></text:p>
          </table:table-cell>
          <table:table-cell table:style-name="Table1.A2" office:value-type="string">
            <text:p text:style-name="P28">7</text:p>
          </table:table-cell>
          <table:table-cell table:style-name="Table1.D2" office:value-type="string">
            <text:p text:style-name="P24">PQRS7</text:p>
          </table:table-cell>
        </table:table-row>
        <table:table-row>
          <table:table-cell table:style-name="Table1.A2" office:value-type="string">
            <text:p text:style-name="P31">3</text:p>
          </table:table-cell>
          <table:table-cell table:style-name="Table1.A2" office:value-type="string">
            <text:p text:style-name="P27">DEF<text:span text:style-name="T40">3</text:span></text:p>
          </table:table-cell>
          <table:table-cell table:style-name="Table1.A2" office:value-type="string">
            <text:p text:style-name="P28">8</text:p>
          </table:table-cell>
          <table:table-cell table:style-name="Table1.D2" office:value-type="string">
            <text:p text:style-name="P24">TUV8</text:p>
          </table:table-cell>
        </table:table-row>
        <table:table-row>
          <table:table-cell table:style-name="Table1.A2" office:value-type="string">
            <text:p text:style-name="P31">4</text:p>
          </table:table-cell>
          <table:table-cell table:style-name="Table1.A2" office:value-type="string">
            <text:p text:style-name="P27">GHI<text:span text:style-name="T40">4</text:span></text:p>
          </table:table-cell>
          <table:table-cell table:style-name="Table1.A2" office:value-type="string">
            <text:p text:style-name="P28">9</text:p>
          </table:table-cell>
          <table:table-cell table:style-name="Table1.D2" office:value-type="string">
            <text:p text:style-name="P24">WXYZ9</text:p>
          </table:table-cell>
        </table:table-row>
        <table:table-row>
          <table:table-cell table:style-name="Table1.A2" office:value-type="string">
            <text:p text:style-name="P31">5</text:p>
          </table:table-cell>
          <table:table-cell table:style-name="Table1.A2" office:value-type="string">
            <text:p text:style-name="P25">JKL5</text:p>
          </table:table-cell>
          <table:table-cell table:style-name="Table1.A2" office:value-type="string">
            <text:p text:style-name="P28"/>
          </table:table-cell>
          <table:table-cell table:style-name="Table1.D2" office:value-type="string">
            <text:p text:style-name="P24"/>
          </table:table-cell>
        </table:table-row>
      </table:table>
      <text:p text:style-name="P11"/>
      <text:h text:style-name="P54" text:outline-level="2"><text:bookmark-start text:name="__RefHeading___Toc1762_572477371"/><text:soft-page-break/>Cài đặt lần đầu<text:bookmark-end text:name="__RefHeading___Toc1762_572477371"/></text:h>
      <text:p text:style-name="P10"><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7">interfaceRunSetup()</text:span></text:p>
      <text:p text:style-name="P10"><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10"><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12"><text:tab/><text:span text:style-name="T41">Sau khi chọn tên xong, robot sẽ về trạng thái di chuyển.</text:span></text:p>
      <text:p text:style-name="P13"><text:tab/><text:span text:style-name="T42">Trong quá trình di chuyển, nếu module RFID đọc được một thẻ mới thì nó sẽ tự động ghi nhận địa điểm đó và về trạng thái đặt tên.</text:span></text:p>
      <text:p text:style-name="P13"><text:tab/><text:span text:style-name="T47">Quá trình di chuyển và đặt tên lặp lại cho tới khi robot đọc được thẻ của vị trí bạn đầu, quá trình cài đặt đã hoàn tất và robot sẽ trở về màn hình chính.</text:span></text:p>
      <text:h text:style-name="P55" text:outline-level="2"><text:bookmark-start text:name="__RefHeading___Toc1764_572477371"/>Màn hình chính<text:bookmark-end text:name="__RefHeading___Toc1764_572477371"/></text:h>
      <text:p text:style-name="P16"><text:tab/><text:span text:style-name="T42">Khi robot đã được cài đặt thì robot sẽ khởi động vào chế độ hoạt động bình thường với màn hình chính để chọn địa điểm.</text:span></text:p>
      <text:p text:style-name="P16"><text:tab/><text:span text:style-name="T43">Tại đây, người dùng có thể thực hiện các thao tác sau:</text:span></text:p>
      <text:list xml:id="list1227683127507428555" text:style-name="L11">
        <text:list-item>
          <text:p text:style-name="P74">Chuyển địa điểm được chọn bằng cách:</text:p>
          <text:list>
            <text:list-item>
              <text:p text:style-name="P74"><text:span text:style-name="T49">D</text:span>ùng nút VOL+/CH+/NEXT để tới địa điểm tiếp theo <text:span text:style-name="T49">(nếu địa điểm hiện tại là cuối cùng thì robot sẽ về địa điểm đầu tiền)</text:span></text:p>
            </text:list-item>
            <text:list-item>
              <text:p text:style-name="P74"><text:span text:style-name="T49">Dùng nút </text:span>VOL-/CH-/PREV để lùi về địa điểm trước đó <text:span text:style-name="T49">(nếu địa điểm hiện tại là đầu tiên thì robot sẽ về địa điểm cuối)</text:span></text:p>
            </text:list-item>
          </text:list>
        </text:list-item>
      </text:list>
      <text:list xml:id="list7187121781812917241" text:style-name="L12">
        <text:list-item>
          <text:p text:style-name="P75">Đổi tên địa điểm: Nhấn nút EQ để đổi tên địa điểm đang được chọn. Robot sẽ <text:span text:style-name="T50">về trạng thái nhập tên</text:span><text:span text:style-name="T31">. </text:span><text:span text:style-name="T32">Sau khi nhập tên xong người dùng sẽ về màn hình chính lại.</text:span></text:p>
        </text:list-item>
        <text:list-item>
          <text:p text:style-name="P75">Ra lệnh cho robot đi đến <text:span text:style-name="T63">một </text:span>địa điểm:</text:p>
          <text:list>
            <text:list-item>
              <text:p text:style-name="P77">Đầu tiên, robot sẽ vào trạng thái di chuyển tới địa điểm đã chọn</text:p>
            </text:list-item>
            <text:list-item>
              <text:p text:style-name="P77">Sau đó, robot sẽ chờ để dỡ hàng xong, lúc này robot hiện dòng chữ <text:span text:style-name="T15">Waiting...</text:span></text:p>
            </text:list-item>
            <text:list-item>
              <text:p text:style-name="P71">Sau đó, robot sẽ v<text:span text:style-name="T51">ề trạng thái di chuyển tới địa điểm nhận hàng ban đầu</text:span></text:p>
            </text:list-item>
          </text:list>
        </text:list-item>
      </text:list>
      <text:p text:style-name="P15"/>
      <text:list xml:id="list164723389996285" text:continue-numbering="true" text:style-name="L12">
        <text:list-item>
          <text:p text:style-name="P71"><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4">ban đầu</text:span>.</text:p>
        </text:list-item>
        <text:list-item>
          <text:p text:style-name="P76"><text:span text:style-name="T32">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42"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0"><text:tab/>Vì là phiên bản mô hình, nên mẫu robot vẫn chưa thực sự hoàn chỉnh </text:span><text:span text:style-name="T71">và tồn tại nhiều nhược điểm.</text:span><text:span text:style-name="T70">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7" text:outline-level="1"><text:bookmark-start text:name="__RefHeading___Toc1768_572477371"/>Chú thích<text:bookmark-end text:name="__RefHeading___Toc1768_572477371"/></text:h>
      <text:h text:style-name="P54" text:outline-level="2"><text:bookmark-start text:name="__RefHeading___Toc1884_572477371"/>Hình ảnh<text:bookmark-end text:name="__RefHeading___Toc1884_572477371"/></text:h>
      <text:list xml:id="list5472545349324625601" text:style-name="L13">
        <text:list-item>
          <text:p text:style-name="P78"><text:a xlink:type="simple" xlink:href="http://www.oshwa.org/open-source-hardware-logo/" text:style-name="Internet_20_link" text:visited-style-name="Visited_20_Internet_20_Link"><text:span text:style-name="T65">http://www.oshwa.org/open-source-hardware-logo/</text:span></text:a></text:p>
        </text:list-item>
        <text:list-item>
          <text:p text:style-name="P79"><text:a xlink:type="simple" xlink:href="https://commons.wikimedia.org/wiki/File:Arduino_Nano.jpg" text:style-name="Internet_20_link" text:visited-style-name="Visited_20_Internet_20_Link">https://commons.wikimedia.org/wiki/File:Arduino_Nano.jpg</text:a></text:p>
        </text:list-item>
        <text:list-item>
          <text:p text:style-name="P81"><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81"><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83"><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4"><text:a xlink:type="simple" xlink:href="https://www.arduino.cc/en/Main/ArduinoBoardNano" text:style-name="Internet_20_link" text:visited-style-name="Visited_20_Internet_20_Link">https://www.arduino.cc/en/Main/ArduinoBoardNano</text:a></text:p>
        </text:list-item>
        <text:list-item>
          <text:p text:style-name="P84"><text:a xlink:type="simple" xlink:href="https://code.google.com/p/digitalwritefast/" text:style-name="Internet_20_link" text:visited-style-name="Visited_20_Internet_20_Link">https://code.google.com/p/digitalwritefast/</text:a></text:p>
        </text:list-item>
        <text:list-item>
          <text:p text:style-name="P85"><text:a xlink:type="simple" xlink:href="http://arduino-info.wikispaces.com/Robot+7-wayMultiTrackingSensor" text:style-name="Internet_20_link" text:visited-style-name="Visited_20_Internet_20_Link">http://arduino-info.wikispaces.com/Robot+7-wayMultiTrackingSensor</text:a></text:p>
        </text:list-item>
        <text:list-item>
          <text:p text:style-name="P86"><text:a xlink:type="simple" xlink:href="http://eletroarduino.wordpress.com/2013/07/12/ir-receiver-module/" text:style-name="Internet_20_link" text:visited-style-name="Visited_20_Internet_20_Link">http://eletroarduino.wordpress.com/2013/07/12/ir-receiver-module/</text:a></text:p>
        </text:list-item>
        <text:list-item>
          <text:p text:style-name="P86"><text:a xlink:type="simple" xlink:href="http://www.robot-electronics.co.uk/htm/srf05tech.htm" text:style-name="Internet_20_link" text:visited-style-name="Visited_20_Internet_20_Link">http://www.robot-electronics.co.uk/htm/srf05tech.htm</text:a></text:p>
        </text:list-item>
        <text:list-item>
          <text:p text:style-name="P87"><text:a xlink:type="simple" xlink:href="https://github.com/miguelbalboa/rfid" text:style-name="Internet_20_link" text:visited-style-name="Visited_20_Internet_20_Link">https://github.com/miguelbalboa/rfid</text:a></text:p>
        </text:list-item>
        <text:list-item>
          <text:p text:style-name="P87"><text:a xlink:type="simple" xlink:href="http://playground.arduino.cc/Learning/MFRC522" text:style-name="Internet_20_link" text:visited-style-name="Visited_20_Internet_20_Link">http://playground.arduino.cc/Learning/MFRC522</text:a></text:p>
        </text:list-item>
        <text:list-item>
          <text:p text:style-name="P87"><text:a xlink:type="simple" xlink:href="https://www.arduino.cc/en/Reference/Wire" text:style-name="Internet_20_link" text:visited-style-name="Visited_20_Internet_20_Link">https://www.arduino.cc/en/Reference/Wire</text:a></text:p>
        </text:list-item>
        <text:list-item>
          <text:p text:style-name="P88"><text:a xlink:type="simple" xlink:href="https://en.wikipedia.org/wiki/Telephone_keypad" text:style-name="Internet_20_link" text:visited-style-name="Visited_20_Internet_20_Link">https://en.wikipedia.org/wiki/Telephone_keypad</text:a></text:p>
        </text:list-item>
      </text:list>
      <text:h text:style-name="P43" text:outline-level="1"><text:bookmark-start text:name="__RefHeading___Toc1061_1825114599"/><text:span text:style-name="T72">Phụ lục 1</text:span><text:span text:style-name="T74">: Các linh kiện sử dụng</text:span><text:bookmark-end text:name="__RefHeading___Toc1061_1825114599"/></text:h>
      <text:list xml:id="list1380151534910310168" text:style-name="L15">
        <text:list-item>
          <text:p text:style-name="P80">Mạch điều khiển chính Arduino Nano</text:p>
        </text:list-item>
      </text:list>
      <text:p text:style-name="P21"><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4723340841456" text:continue-numbering="true" text:style-name="L15">
        <text:list-item>
          <text:p text:style-name="P80">Mạch điều khiển motor:</text:p>
        </text:list-item>
      </text:list>
      <text:p text:style-name="P21"><draw:frame draw:style-name="fr3" draw:name="Image4" text:anchor-type="paragraph" svg:width="6.59cm" svg:height="4.957cm" draw:z-index="2"><draw:image xlink:href="Pictures/1000000000000112000000CE286E216D34E87DF1.png" xlink:type="simple" xlink:show="embed" xlink:actuate="onLoad"/></draw:frame></text:p>
      <text:list xml:id="list164722670624787" text:continue-numbering="true" text:style-name="L15">
        <text:list-item>
          <text:p text:style-name="P80"><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1"/>
      <text:p text:style-name="P21"/>
      <text:p text:style-name="P21"/>
      <text:p text:style-name="P21"/>
      <text:p text:style-name="P21"/>
      <text:p text:style-name="P21"/>
      <text:list xml:id="list164722530060520" text:continue-numbering="true" text:style-name="L15">
        <text:list-item>
          <text:p text:style-name="P82">Module RFID MFRC522:</text:p>
        </text:list-item>
      </text:list>
      <text:p text:style-name="P22"><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2"/>
      <text:p text:style-name="P22"/>
      <text:p text:style-name="P22"/>
      <text:p text:style-name="P22"/>
      <text:p text:style-name="P22"/>
      <text:p text:style-name="P22"/>
      <text:list xml:id="list164722564863728" text:continue-numbering="true" text:style-name="L15">
        <text:list-item>
          <text:p text:style-name="P89"><text:soft-page-break/>Module siêu âm HY-SRF05:</text:p>
        </text:list-item>
      </text:list>
      <text:p text:style-name="P23"><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47:21.811000000</dc:date>
    <meta:editing-duration>PT22H9M46S</meta:editing-duration>
    <meta:editing-cycles>297</meta:editing-cycles>
    <meta:generator>LibreOffice/5.0.3.2$Windows_x86 LibreOffice_project/e5f16313668ac592c1bfb310f4390624e3dbfb75</meta:generator>
    <meta:document-statistic meta:table-count="1" meta:image-count="6" meta:object-count="0" meta:page-count="15" meta:paragraph-count="184" meta:word-count="2953" meta:character-count="13909" meta:non-whitespace-character-count="11202"/>
  </office:meta>
</office:document-meta>
</file>